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0262e"/>
    </style:style>
    <style:style style:name="P2" style:family="paragraph" style:parent-style-name="Preformatted_20_Text">
      <style:text-properties fo:font-weight="bold" officeooo:paragraph-rsid="0010262e" style:font-weight-asian="bold" style:font-weight-complex="bold"/>
    </style:style>
    <style:style style:name="T1" style:family="text">
      <style:text-properties officeooo:rsid="001026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 have included a zip file that has the source code for the programs that I was working with. I downloaded it from the website mentioned in the text-book, and then modified it a little, and added my functions.</text:span></text:p>
      <text:p text:style-name="P1"><text:span text:style-name="T1"/></text:p>
      <text:h text:style-name="Heading_20_3" text:outline-level="3"><text:span text:style-name="T1">Chapter 3:</text:span></text:h>
      <text:p text:style-name="P1"><text:span text:style-name="T1"/></text:p>
      <text:p text:style-name="P2"><text:span text:style-name="T1">Exercise 3.</text:span></text:p>
      <text:p text:style-name="P1"><text:span text:style-name="T1"/></text:p>
      <text:p text:style-name="P1"><text:span text:style-name="T1">My method of doing the SplitLists function is the same for both the Array version and the Linked List version. I was able to do this because I only use member functions to perform the split, and don't access the data directly. I also passed a reference to the list, instead of copying it. This is so that it works with a linked list, and also has the added advantage of using less memory. Here is my function:</text:span></text:p>
      <text:p text:style-name="P1"><text:span text:style-name="T1"/></text:p>
      <text:p text:style-name="Code"><text:span text:style-name="T1">void UnsortedType::SplitLists(UnsortedType&amp; list, ItemType item, UnsortedType&amp; list1, UnsortedType&amp; list2)</text:span></text:p>
      <text:p text:style-name="Code"><text:span text:style-name="T1">// Pre: <text:s/>list has been initialised and is not empty</text:span></text:p>
      <text:p text:style-name="Code"><text:span text:style-name="T1">// Post: list1 contains all the items of list whose keys are less</text:span></text:p>
      <text:p text:style-name="Code"><text:span text:style-name="T1">// <text:s text:c="6"/>than os equal to item's key;</text:span></text:p>
      <text:p text:style-name="Code"><text:span text:style-name="T1">// <text:s text:c="6"/>list2 contains all the items of list whose keys are greater</text:span></text:p>
      <text:p text:style-name="Code"><text:span text:style-name="T1">// <text:s text:c="6"/>than item'; key.</text:span></text:p>
      <text:p text:style-name="Code"><text:span text:style-name="T1">{</text:span></text:p>
      <text:p text:style-name="Code"><text:span text:style-name="T1"><text:s text:c="2"/></text:span></text:p>
      <text:p text:style-name="Code"><text:span text:style-name="T1"><text:s text:c="2"/>// Some variables</text:span></text:p>
      <text:p text:style-name="Code"><text:span text:style-name="T1"><text:s text:c="2"/>ItemType currentItem;</text:span></text:p>
      <text:p text:style-name="Code"><text:span text:style-name="T1"><text:s text:c="2"/>int length = list.GetLength();</text:span></text:p>
      <text:p text:style-name="Code"><text:span text:style-name="T1"/></text:p>
      <text:p text:style-name="Code"><text:span text:style-name="T1"><text:s text:c="2"/>// First, start at the beginning of list</text:span></text:p>
      <text:p text:style-name="Code"><text:span text:style-name="T1"><text:s text:c="2"/>list.ResetList();</text:span></text:p>
      <text:p text:style-name="Code"><text:span text:style-name="T1"><text:s text:c="2"/>// And make sure the two other lists are empty</text:span></text:p>
      <text:p text:style-name="Code"><text:span text:style-name="T1"><text:s text:c="2"/>list1.MakeEmpty();</text:span></text:p>
      <text:p text:style-name="Code"><text:span text:style-name="T1"><text:s text:c="2"/>list2.MakeEmpty();</text:span></text:p>
      <text:p text:style-name="Code"><text:span text:style-name="T1"><text:s text:c="2"/>for(int counter = 0; counter &lt; length; counter++)</text:span></text:p>
      <text:p text:style-name="Code"><text:span text:style-name="T1"><text:s text:c="4"/>{</text:span></text:p>
      <text:p text:style-name="Code"><text:span text:style-name="T1"><text:s text:c="6"/>currentItem = list.GetNextItem();</text:span></text:p>
      <text:p text:style-name="Code"><text:span text:style-name="T1"><text:s text:c="6"/></text:span></text:p>
      <text:p text:style-name="Code"><text:span text:style-name="T1"><text:s text:c="6"/>if(GREATER == currentItem.ComparedTo(item))</text:span></text:p>
      <text:p text:style-name="Code"><text:span text:style-name="T1"><text:tab/>list2.PutItem(currentItem);</text:span></text:p>
      <text:p text:style-name="Code"><text:span text:style-name="T1"><text:s text:c="6"/>else</text:span></text:p>
      <text:p text:style-name="Code"><text:span text:style-name="T1"><text:tab/>list1.PutItem(currentItem);</text:span></text:p>
      <text:p text:style-name="Code"><text:span text:style-name="T1"><text:s text:c="2"/>}</text:span></text:p>
      <text:p text:style-name="Code"><text:span text:style-name="T1"><text:s text:c="2"/></text:span></text:p>
      <text:p text:style-name="Code"><text:span text:style-name="T1"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h text:style-name="Heading_20_3" text:outline-level="3"><text:span text:style-name="T1">Chapter 4:</text:span></text:h>
      <text:p text:style-name="P1"><text:span text:style-name="T1"/></text:p>
      <text:p text:style-name="P2"><text:span text:style-name="T1">Exercise 4.</text:span></text:p>
      <text:p text:style-name="P1"><text:span text:style-name="T1"/></text:p>
      <text:p text:style-name="P2"><text:span text:style-name="T1">Part a.</text:span></text:p>
      <text:p text:style-name="P1"><text:span text:style-name="T1"/></text:p>
      <text:p text:style-name="P1"><text:span text:style-name="T1">Here is a prototype for my function. I used references again:</text:span></text:p>
      <text:p text:style-name="P1"><text:span text:style-name="T1"/></text:p>
      <text:p text:style-name="Code"><text:span text:style-name="T1">void MergeLists(SortedType&amp; list1, SortedType&amp; list2, SortedType&amp; result);</text:span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2"><text:span text:style-name="T1">Part b,c.</text:span></text:p>
      <text:p text:style-name="P1"><text:span text:style-name="T1"/></text:p>
      <text:p text:style-name="P1"><text:span text:style-name="T1">I again am able to use the same function for both array and linked list versions of the ADT. Here is my function:</text:span></text:p>
      <text:p text:style-name="P1"><text:span text:style-name="T1"/></text:p>
      <text:p text:style-name="Code"><text:span text:style-name="T1">void MergeLists(SortedType&amp; list1, SortedType&amp; list2, SortedType&amp; result)</text:span></text:p>
      <text:p text:style-name="Code"><text:span text:style-name="T1">{</text:span></text:p>
      <text:p text:style-name="Code"><text:span text:style-name="T1"><text:s/></text:span></text:p>
      <text:p text:style-name="Code"><text:span text:style-name="T1"><text:s text:c="2"/>int length = list1.GetLength();</text:span></text:p>
      <text:p text:style-name="Code"><text:span text:style-name="T1"><text:s text:c="2"/>int i;</text:span></text:p>
      <text:p text:style-name="Code"><text:span text:style-name="T1"><text:s/></text:span></text:p>
      <text:p text:style-name="Code"><text:span text:style-name="T1"><text:s text:c="2"/>list1.ResetList();</text:span></text:p>
      <text:p text:style-name="Code"><text:span text:style-name="T1"><text:s text:c="2"/>for(i = 0; i &lt; length; i++) {</text:span></text:p>
      <text:p text:style-name="Code"><text:span text:style-name="T1"><text:s text:c="4"/>result.PutItem(list1.GetNextItem());</text:span></text:p>
      <text:p text:style-name="Code"><text:span text:style-name="T1"><text:s text:c="2"/>}</text:span></text:p>
      <text:p text:style-name="Code"><text:span text:style-name="T1"><text:s text:c="2"/></text:span></text:p>
      <text:p text:style-name="Code"><text:span text:style-name="T1"><text:s text:c="2"/>length = list2.GetLength();</text:span></text:p>
      <text:p text:style-name="Code"><text:span text:style-name="T1"><text:s text:c="2"/>list2.ResetList();</text:span></text:p>
      <text:p text:style-name="Code"><text:span text:style-name="T1"><text:s text:c="2"/></text:span></text:p>
      <text:p text:style-name="Code"><text:span text:style-name="T1"><text:s text:c="2"/>for(i = 0; i &lt; length; i++) {</text:span></text:p>
      <text:p text:style-name="Code"><text:span text:style-name="T1"><text:s text:c="4"/>result.PutItem(list2.GetNextItem());</text:span></text:p>
      <text:p text:style-name="Code"><text:span text:style-name="T1"><text:s text:c="2"/>}</text:span></text:p>
      <text:p text:style-name="Code"><text:span text:style-name="T1"><text:s/></text:span></text:p>
      <text:p text:style-name="Code"><text:span text:style-name="T1"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Part d.</text:span></text:p>
      <text:p text:style-name="P1"><text:span text:style-name="T1"/></text:p>
      <text:p text:style-name="P1"><text:span text:style-name="T1">The Big-O Complexity of the program is as follows:</text:span></text:p>
      <text:p text:style-name="P1"><text:span text:style-name="T1"/></text:p>
      <text:p text:style-name="P1"><text:span text:style-name="T1">getlength = O(1) + </text:span></text:p>
      <text:p text:style-name="P1"><text:span text:style-name="T1">resetlist = O(1) +</text:span></text:p>
      <text:p text:style-name="P1"><text:span text:style-name="T1">for loop of putitem = O(N) +</text:span></text:p>
      <text:p text:style-name="P1"><text:span text:style-name="T1">getlength = O(1) + </text:span></text:p>
      <text:p text:style-name="P1"><text:span text:style-name="T1">resetlist = O(1) +</text:span></text:p>
      <text:p text:style-name="P1"><text:span text:style-name="T1">for loop of putitem = O(N) +</text:span></text:p>
      <text:p text:style-name="P1"><text:span text:style-name="T1">total = O(1) + O(1) + O(N) + O(1) + O(1) + O(N) = O(N)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Exercises 5 and 6.</text:span></text:p>
      <text:p text:style-name="P1"><text:span text:style-name="T1"/></text:p>
      <text:p text:style-name="P1"><text:span text:style-name="T1">Because of the way I wrote the function, it's the same in both the Array and Linked List version.</text:span></text:p>
      <text:p text:style-name="P1"><text:span text:style-name="T1"/></text:p>
      <text:p text:style-name="Code"><text:span text:style-name="T1">void SortedType::MergeLists(SortedType&amp; list1, SortedType&amp; list2, SortedType&amp; result)</text:span></text:p>
      <text:p text:style-name="Code"><text:span text:style-name="T1">{</text:span></text:p>
      <text:p text:style-name="Code"><text:span text:style-name="T1"><text:s/></text:span></text:p>
      <text:p text:style-name="Code"><text:span text:style-name="T1"><text:s text:c="2"/>int length = list1.GetLength();</text:span></text:p>
      <text:p text:style-name="Code"><text:span text:style-name="T1"><text:s text:c="2"/>int i;</text:span></text:p>
      <text:p text:style-name="Code"><text:span text:style-name="T1"><text:s/></text:span></text:p>
      <text:p text:style-name="Code"><text:span text:style-name="T1"><text:s text:c="2"/>list1.ResetList();</text:span></text:p>
      <text:p text:style-name="Code"><text:span text:style-name="T1"><text:s text:c="2"/>for(i = 0; i &lt; length; i++) {</text:span></text:p>
      <text:p text:style-name="Code"><text:span text:style-name="T1"><text:s text:c="4"/>result.PutItem(list1.GetNextItem());</text:span></text:p>
      <text:p text:style-name="Code"><text:span text:style-name="T1"><text:s text:c="2"/>}</text:span></text:p>
      <text:p text:style-name="Code"><text:span text:style-name="T1"><text:s text:c="2"/></text:span></text:p>
      <text:p text:style-name="Code"><text:span text:style-name="T1"><text:s text:c="2"/>length = list2.GetLength();</text:span></text:p>
      <text:p text:style-name="Code"><text:span text:style-name="T1"><text:s text:c="2"/>list2.ResetList();</text:span></text:p>
      <text:p text:style-name="Code"><text:soft-page-break/><text:span text:style-name="T1"><text:s text:c="2"/></text:span></text:p>
      <text:p text:style-name="Code"><text:span text:style-name="T1"><text:s text:c="2"/>for(i = 0; i &lt; length; i++) {</text:span></text:p>
      <text:p text:style-name="Code"><text:span text:style-name="T1"><text:s text:c="4"/>result.PutItem(list2.GetNextItem());</text:span></text:p>
      <text:p text:style-name="Code"><text:span text:style-name="T1"><text:s text:c="2"/>}</text:span></text:p>
      <text:p text:style-name="Code"><text:span text:style-name="T1"><text:s/></text:span></text:p>
      <text:p text:style-name="Code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Preformatted_20_Text" style:class="text">
      <style:text-properties style:font-name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5T11:35:28</dc:date>
    <dc:creator>Jay Tuckey</dc:creator>
    <meta:document-statistic meta:table-count="0" meta:image-count="0" meta:object-count="0" meta:page-count="3" meta:paragraph-count="87" meta:word-count="435" meta:character-count="2772" meta:non-whitespace-character-count="2270"/>
    <meta:generator>LibreOffice/4.0.0.3$Linux_X86_64 LibreOffice_project/7545bee9c2a0782548772a21bc84a9dcc583b89</meta:generator>
  </office:meta>
</office:document-meta>
</file>